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Comic Sans MS" style:font-name-asian="Comic Sans MS1" style:font-name-complex="Comic Sans MS1"/>
    </style:style>
    <style:style style:name="T2" style:family="text">
      <style:text-properties style:font-name="Comic Sans MS" fo:font-weight="bold" style:font-name-asian="Comic Sans MS1" style:font-weight-asian="bold" style:font-name-complex="Comic Sans MS1"/>
    </style:style>
    <style:style style:name="T3" style:family="text">
      <style:text-properties style:font-name="Comic Sans MS" fo:font-weight="normal" style:font-name-asian="Comic Sans MS1" style:font-weight-asian="normal" style:font-name-complex="Comic Sans M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ntigona v skratke</text:span></text:p>
      <text:p text:style-name="P1"><text:span text:style-name="T2">Autor:</text:span><text:span text:style-name="T1"> Sofokles</text:span></text:p>
      <text:p text:style-name="P1"><text:span text:style-name="T2">Dej:</text:span></text:p>
      <text:p text:style-name="P1"><text:span text:style-name="T1">Hlavná hrdinka – Antigona mala dvoch bratov Polyneikes, Eteokles, ktorý zomreli v boji proti sebe kráľ kreón zakázal pochovať Palyneika ale Eteokla povolil pochovať a tak sa Antigona kôli neísanému božiemu zákonu rozhodla pochovať sama zato však bola odsúdená na smrť a zatvorená v skalnej hrobke. Do vývoja udalosti zasiahla postava veštca, ktorá prehovorila kráľa aby odvolal svoje nariadenia. Kreón síce ustúpil ale neskoro, pretože Antigona sa zo zúfalstva v hrobke obesila.</text:span></text:p>
      <text:p text:style-name="P1"><text:span text:style-name="T1">Haimón, syn kráľa a Antigonin sľúbenec sa pri hrobke zo žiaľu pri hrobke prebodol mečom a napokan sa zabila aj jeho matka Eurydika. Kreón sa nakoniec z toho všetkého zbláznil.</text:span></text:p>
      <text:p text:style-name="P1"><text:span text:style-name="T2">Postavy:</text:span></text:p>
      <text:p text:style-name="P1"><text:span text:style-name="T3">Antigona</text:span></text:p>
      <text:p text:style-name="P1"><text:span text:style-name="T3">Kreón</text:span></text:p>
      <text:p text:style-name="P1"><text:span text:style-name="T3">Isména</text:span></text:p>
      <text:p text:style-name="P1"><text:span text:style-name="T3">Polyneikes</text:span></text:p>
      <text:p text:style-name="P1"><text:span text:style-name="T3">Eteokles</text:span></text:p>
      <text:p text:style-name="P1"><text:span text:style-name="T3">Haimón</text:span></text:p>
      <text:p text:style-name="P1"><text:span text:style-name="T3">Teiresias</text:span></text:p>
      <text:p text:style-name="P1"><text:span text:style-name="T3">Eurydika</text:span></text:p>
      <text:p text:style-name="P1"><text:span text:style-name="T2">Prostredie, kde sa dej odohráva:</text:span></text:p>
      <text:p text:style-name="P1"><text:span text:style-name="T3">pred kráľovským palácom v Tébach v mytickej dobe</text:span></text:p>
      <text:p text:style-name="P1"><text:span text:style-name="T2">Hlavný konflikt:</text:span></text:p>
      <text:p text:style-name="P1"><text:span text:style-name="T3">rozpor medzi ľudskými a božskými zákonmi</text:span></text:p>
      <text:p text:style-name="P1"><text:span text:style-name="T2">Počet stán: </text:span><text:span text:style-name="T3">55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sk" fo:country="SK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140" meta:character-count="908" meta:non-whitespace-character-count="786"/>
    <meta:generator>LibreOfficeDev/6.0.5.2$Linux_X86_64 LibreOffice_project/</meta:generator>
  </office:meta>
</office:document-meta>
</file>